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style:font-size-asian="13pt" style:font-size-complex="14pt"/>
    </style:style>
    <style:style style:name="P6" style:family="paragraph" style:parent-style-name="Standard">
      <style:text-properties fo:font-size="13pt" fo:font-weight="bold" style:font-size-asian="13pt" style:font-weight-asian="bold" style:font-size-complex="14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style:font-name="Calibri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fo:font-size="13pt" style:font-size-asian="13pt" style:font-size-complex="14pt"/>
    </style:style>
    <style:style style:name="P10" style:family="paragraph" style:parent-style-name="Standard">
      <style:paragraph-properties fo:break-before="page"/>
      <style:text-properties fo:font-size="16pt" fo:font-weight="bold" style:font-size-asian="16pt" style:font-weight-asian="bold" style:font-size-complex="14pt"/>
    </style:style>
    <style:style style:name="P11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7cm" fo:margin-right="0cm" fo:orphans="2" fo:widows="2" fo:text-indent="0cm" style:auto-text-indent="false" style:page-number="auto" fo:background-color="transparent" style:writing-mode="lr-tb"/>
      <style:text-properties fo:font-size="13pt" officeooo:paragraph-rsid="001cd11a" style:font-size-asian="13pt" style:font-size-complex="14pt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1">
      <style:text-properties fo:font-size="13pt" style:font-size-asian="13pt" style:font-size-complex="13pt"/>
    </style:style>
    <style:style style:name="P15" style:family="paragraph" style:parent-style-name="List_20_Paragraph" style:list-style-name="WWNum1">
      <style:paragraph-properties fo:line-height="100%"/>
      <style:text-properties fo:font-size="13pt" style:font-size-asian="13pt" style:font-size-complex="13pt"/>
    </style:style>
    <style:style style:name="P16" style:family="paragraph" style:parent-style-name="List_20_Paragraph" style:list-style-name="WWNum1">
      <style:text-properties fo:font-size="13pt" style:font-size-asian="13pt" style:font-size-complex="14pt"/>
    </style:style>
    <style:style style:name="P17" style:family="paragraph" style:parent-style-name="List_20_Paragraph" style:list-style-name="WWNum2">
      <style:text-properties fo:font-size="13pt" style:font-size-asian="13pt" style:font-size-complex="14pt"/>
    </style:style>
    <style:style style:name="P18" style:family="paragraph" style:parent-style-name="List_20_Paragraph" style:list-style-name="WWNum2">
      <style:text-properties fo:font-size="13pt" officeooo:paragraph-rsid="00192fa6" style:font-size-asian="13pt" style:font-size-complex="14pt"/>
    </style:style>
    <style:style style:name="P19" style:family="paragraph" style:parent-style-name="List_20_Paragraph" style:list-style-name="WWNum1">
      <style:paragraph-properties fo:line-height="100%"/>
    </style:style>
    <style:style style:name="P20" style:family="paragraph" style:parent-style-name="Standard" style:master-page-name="Standard">
      <style:paragraph-properties style:page-number="auto"/>
      <style:text-properties style:font-name="Calibri1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WWNum3">
      <style:text-properties fo:font-size="13pt" style:font-size-asian="13pt" style:font-size-complex="13pt"/>
    </style:style>
    <style:style style:name="P22" style:family="paragraph" style:parent-style-name="Standard" style:list-style-name="WWNum3">
      <style:text-properties fo:font-size="13pt" officeooo:paragraph-rsid="002002b1" style:font-size-asian="13pt" style:font-size-complex="13pt"/>
    </style:style>
    <style:style style:name="P23" style:family="paragraph" style:parent-style-name="Standard" style:list-style-name="WWNum3">
      <style:text-properties fo:font-size="13pt" officeooo:paragraph-rsid="001bbebb" style:font-size-asian="13pt" style:font-size-complex="13pt"/>
    </style:style>
    <style:style style:name="P24" style:family="paragraph" style:parent-style-name="Standard" style:list-style-name="WWNum3">
      <style:text-properties fo:font-size="13pt" officeooo:paragraph-rsid="001a534d" style:font-size-asian="13pt" style:font-size-complex="13pt"/>
    </style:style>
    <style:style style:name="P25" style:family="paragraph" style:parent-style-name="Standard" style:list-style-name="WWNum4">
      <style:text-properties fo:font-size="13pt" style:font-size-asian="13pt" style:font-size-complex="13pt"/>
    </style:style>
    <style:style style:name="P26" style:family="paragraph" style:parent-style-name="Standard" style:list-style-name="WWNum4">
      <style:text-properties fo:font-size="13pt" style:font-size-asian="13pt" style:font-size-complex="14pt"/>
    </style:style>
    <style:style style:name="P27" style:family="paragraph" style:parent-style-name="Standard" style:list-style-name="WWNum4"/>
    <style:style style:name="P28" style:family="paragraph" style:parent-style-name="Standard">
      <style:text-properties officeooo:paragraph-rsid="00289151"/>
    </style:style>
    <style:style style:name="P29" style:family="paragraph" style:parent-style-name="Standard">
      <style:text-properties officeooo:paragraph-rsid="00293403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289151" style:font-size-asian="13pt" style:font-size-complex="13pt"/>
    </style:style>
    <style:style style:name="T3" style:family="text">
      <style:text-properties fo:font-size="13pt" officeooo:rsid="00293403" style:font-size-asian="13pt" style:font-size-complex="13pt"/>
    </style:style>
    <style:style style:name="T4" style:family="text">
      <style:text-properties fo:font-size="13pt" style:font-size-asian="13pt" style:font-size-complex="14pt"/>
    </style:style>
    <style:style style:name="T5" style:family="text">
      <style:text-properties fo:font-size="13pt" officeooo:rsid="001c3e34" style:font-size-asian="13pt" style:font-size-complex="14pt"/>
    </style:style>
    <style:style style:name="T6" style:family="text">
      <style:text-properties fo:font-size="13pt" officeooo:rsid="001ef645" style:font-size-asian="13pt" style:font-size-complex="14pt"/>
    </style:style>
    <style:style style:name="T7" style:family="text">
      <style:text-properties fo:font-size="13pt" officeooo:rsid="00229a5a" style:font-size-asian="13pt" style:font-size-complex="14pt"/>
    </style:style>
    <style:style style:name="T8" style:family="text">
      <style:text-properties fo:font-size="13pt" officeooo:rsid="00289151" style:font-size-asian="11.3500003814697pt" style:font-size-complex="13pt"/>
    </style:style>
    <style:style style:name="T9" style:family="text">
      <style:text-properties fo:font-size="13pt" officeooo:rsid="00293403" style:font-size-asian="11.3500003814697pt" style:font-size-complex="13pt"/>
    </style:style>
    <style:style style:name="T10" style:family="text">
      <style:text-properties officeooo:rsid="0012863e"/>
    </style:style>
    <style:style style:name="T11" style:family="text">
      <style:text-properties style:use-window-font-color="true" loext:opacity="0%" officeooo:rsid="0012863e"/>
    </style:style>
    <style:style style:name="T12" style:family="text">
      <style:text-properties style:use-window-font-color="true" loext:opacity="0%" officeooo:rsid="002002b1" style:font-size-complex="14pt"/>
    </style:style>
    <style:style style:name="T13" style:family="text">
      <style:text-properties style:use-window-font-color="true" loext:opacity="0%" officeooo:rsid="00205b80"/>
    </style:style>
    <style:style style:name="T14" style:family="text">
      <style:text-properties style:use-window-font-color="true" loext:opacity="0%" officeooo:rsid="00229a5a"/>
    </style:style>
    <style:style style:name="T15" style:family="text">
      <style:text-properties style:use-window-font-color="true" loext:opacity="0%" officeooo:rsid="0023032e"/>
    </style:style>
    <style:style style:name="T16" style:family="text">
      <style:text-properties officeooo:rsid="001489ea"/>
    </style:style>
    <style:style style:name="T17" style:family="text">
      <style:text-properties officeooo:rsid="00149773"/>
    </style:style>
    <style:style style:name="T18" style:family="text">
      <style:text-properties officeooo:rsid="0017e0c9"/>
    </style:style>
    <style:style style:name="T19" style:family="text">
      <style:text-properties officeooo:rsid="00192fa6"/>
    </style:style>
    <style:style style:name="T20" style:family="text">
      <style:text-properties officeooo:rsid="001a534d"/>
    </style:style>
    <style:style style:name="T21" style:family="text">
      <style:text-properties officeooo:rsid="001bbebb"/>
    </style:style>
    <style:style style:name="T22" style:family="text">
      <style:text-properties officeooo:rsid="001c3e34" style:font-size-complex="14pt"/>
    </style:style>
    <style:style style:name="T23" style:family="text">
      <style:text-properties officeooo:rsid="002002b1" style:font-size-complex="14pt"/>
    </style:style>
    <style:style style:name="T24" style:family="text">
      <style:text-properties officeooo:rsid="001dbc5c"/>
    </style:style>
    <style:style style:name="T25" style:family="text">
      <style:text-properties officeooo:rsid="001df8f6"/>
    </style:style>
    <style:style style:name="T26" style:family="text">
      <style:text-properties officeooo:rsid="001ef645"/>
    </style:style>
    <style:style style:name="T27" style:family="text">
      <style:text-properties officeooo:rsid="001f21b5"/>
    </style:style>
    <style:style style:name="T28" style:family="text">
      <style:text-properties officeooo:rsid="00205b80"/>
    </style:style>
    <style:style style:name="T29" style:family="text">
      <style:text-properties officeooo:rsid="0022550f"/>
    </style:style>
    <style:style style:name="T30" style:family="text">
      <style:text-properties officeooo:rsid="0023032e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2934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1">STUDENT NAME: </text:span>CHRISTIAN VILLALBA</text:p>
      <text:p text:style-name="P8"><text:span text:style-name="T31">STUDENT NUMBER:</text:span> 750314</text:p>
      <text:p text:style-name="P8"/>
      <text:p text:style-name="P7">Professional Practice in an IT Context</text:p>
      <text:p text:style-name="P7">Assignment 1</text:p>
      <text:p text:style-name="P7">Know what is meant by professional practice</text:p>
      <text:p text:style-name="P3">Definition of Professional Practice</text:p>
      <text:p text:style-name="P1">Set of ethical, practical standards and code of conduct in a specific field, expected of a professional while performing their work.</text:p>
      <text:p text:style-name="P1">A professional practice is determined by the corresponding professional bodies.</text:p>
      <text:p text:style-name="P1"/>
      <text:p text:style-name="P2">Professional practice for an individual working in the IT sector includes;</text:p>
      <text:list xml:id="list2259601569" text:style-name="WWNum1">
        <text:list-item>
          <text:p text:style-name="P14">Working practices<text:line-break/>Professionalism: respectful with everybody you are involved, positive attitude, reliability and accountability, good time management skills, respect deadlines.<text:line-break/>Effective emotional regulation.<text:line-break/>Team-player: collaborative and communicative.<text:line-break/>Know and respect the laws.<text:line-break/><text:span text:style-name="T11">Conforming to</text:span><text:span text:style-name="T10"> the dress code.</text:span></text:p>
        </text:list-item>
        <text:list-item>
          <text:p text:style-name="P13"><text:span text:style-name="T1">Technical Skills</text:span><text:span text:style-name="T4"><text:line-break/>Following coding standards, secure personal data, Quality Assurance and testing, write comprehensive documentation for users and clients, <text:line-break/>continuous learning: “Show what you know, learn what you don't.” (BCS – Code of Conduct) </text:span></text:p>
        </text:list-item>
        <text:list-item>
          <text:p text:style-name="P15">Ethical Behaviours<text:line-break/>The ethical behaviours are based on integrity, inclusivity and respect, here are some examples of guidelines according to different professional bodies:</text:p>
          <text:list>
            <text:list-item>
              <text:p text:style-name="P19"><text:span text:style-name="T1">“Respect the organisation or individual you work for.”</text:span> <text:line-break/><text:span text:style-name="T1">(BCS – Code of Conduct)</text:span></text:p>
            </text:list-item>
            <text:list-item>
              <text:p text:style-name="P15">“You make IT for everyone.”<text:line-break/>(BCS – Code of Conduct)</text:p>
            </text:list-item>
            <text:list-item>
              <text:p text:style-name="P15"><text:soft-page-break/>“To uphold the highest standards of integrity, responsible behaviour, and ethical conduct in professional activities.” <text:line-break/>(IEEE – Code of Ethics)</text:p>
            </text:list-item>
            <text:list-item>
              <text:p text:style-name="P15">“To treat all persons fairly and with respect, to not engage in harassment or discrimination, and to avoid injuring others.” <text:s/><text:line-break/>(IEEE – Code of Ethics)</text:p>
            </text:list-item>
            <text:list-item>
              <text:p text:style-name="P15">“To support colleagues and co-workers in following this code of ethics, to strive to ensure the code is upheld, and to not retaliate against individuals reporting a violation. “<text:line-break/>(IEEE – Code of Ethics)</text:p>
            </text:list-item>
          </text:list>
        </text:list-item>
        <text:list-item>
          <text:p text:style-name="P16">Social Responsibility<text:line-break/>The ethical action of assessing the impact that technology will have on society in order to benefit - or <text:span text:style-name="T16">at least </text:span>not damage - people or the planet. <text:line-break/>It needs to be carried <text:span text:style-name="T17">out </text:span>by individuals and organisations and goes beyond the legal requirements.<text:line-break/><text:line-break/>In the IT context, the main focus would be environmental sustainability, focusing on e-waste and energy efficiency, <text:span text:style-name="T18">respect intellectual property,</text:span> data privacy and data protection, algorithmic bias, <text:s/>and creating a more welcoming <text:s/>and ethical tech environment. <text:line-break/></text:p>
        </text:list-item>
      </text:list>
      <text:p text:style-name="P9"/>
      <text:p text:style-name="P9"/>
      <text:p text:style-name="P5"/>
      <text:p text:style-name="P10">Outline the role of professional bodies for IT, and the benefits of membership to individuals and organisations.</text:p>
      <text:p text:style-name="P2">A Professional Body </text:p>
      <text:p text:style-name="P5">A professional body is an organisation that represents a specific profession and sets and maintains the standards we know as professional practices. <text:span text:style-name="T17">It</text:span> also provide<text:span text:style-name="T17">s</text:span> rules, guidance, networks, training, certifications, and representation for the individual professionals in that specific field.</text:p>
      <text:p text:style-name="P5"/>
      <text:p text:style-name="P6">Examples of Professional Bodies in the IT Sector</text:p>
      <text:p text:style-name="P12">• <text:tab/>BCS – The British Computer Society (UK based)<text:line-break/>• <text:tab/>CompTIA – Computing Technology Industry Association <text:line-break/>• <text:tab/>IEEE – Institute of Electrical and Electronics Engineers <text:line-break/>• <text:tab/>ACM – Association for Computing Machinery<text:line-break/>• <text:tab/>IAP – Institute of Analyst and Programmers<text:line-break/>• <text:tab/>NCC – National Computing Centre (UK)<text:line-break/>• <text:tab/>UKITA – UK IT Association<text:line-break/>• <text:tab/>UKWDA – UK Web Design Association</text:p>
      <text:p text:style-name="P5"/>
      <text:p text:style-name="P6">The Role of Professional Bodies</text:p>
      <text:list xml:id="list3241989865" text:style-name="WWNum2">
        <text:list-item>
          <text:p text:style-name="P17">Setting standards:<text:line-break/>Promoting best practices in the IT sector, from technical to ethical guidelines.<text:line-break/>This creates a framework that produces trustworthy products and services. </text:p>
        </text:list-item>
        <text:list-item>
          <text:p text:style-name="P17">Providing certifications:<text:line-break/>Demonstrating competence and credibility within the industry . This is crucial in a<text:span text:style-name="T17">n</text:span> ever-changing landscape that requires continuous learning, awareness of technological developments and stay up-to-date. </text:p>
        </text:list-item>
        <text:list-item>
          <text:p text:style-name="P17">Networking and professional development:<text:line-break/>Providing a platform for professionals to connect and boost career prospects.<text:line-break/>From events to job boards or mentorship programs, that offer resources and opportunities to indivi<text:span text:style-name="T19">d</text:span>uals.</text:p>
        </text:list-item>
        <text:list-item>
          <text:p text:style-name="P18">Advocacy and representation:<text:line-break/><text:span text:style-name="T19">Organisations are more effective when groups collaborate r</text:span>epresenting <text:span text:style-name="T19">the same</text:span> interests and rights. <text:line-break/>Providing guidance, information<text:span text:style-name="T19">,</text:span> legal and policy advocacy <text:span text:style-name="T19">or lobbing the government.</text:span></text:p>
        </text:list-item>
      </text:list>
      <text:p text:style-name="P11">The Benefits of Professional Body Membership for in Individual</text:p>
      <text:list xml:id="list668981083" text:style-name="WWNum3">
        <text:list-item>
          <text:p text:style-name="P22">Credibility and Recognition<text:span text:style-name="T22"><text:line-break/></text:span><text:span text:style-name="T23">The membership of a professional body </text:span><text:span text:style-name="T12">means accepting and adhering to its recognised standards, enhancing the professionalism of the individual. </text:span></text:p>
        </text:list-item>
        <text:list-item>
          <text:p text:style-name="P23">Networking and Community<text:line-break/><text:span text:style-name="T20">Access to variety of </text:span><text:span text:style-name="T21">networks</text:span><text:span text:style-name="T20"> from </text:span><text:span text:style-name="T21">l</text:span><text:span text:style-name="T20">ocal activity to global events, </text:span><text:span text:style-name="T21">depending of the type of professional body and membership available, </text:span><text:span text:style-name="T25">will help to connect with peers and individuals at all levels in the sector.</text:span></text:p>
        </text:list-item>
        <text:list-item>
          <text:p text:style-name="P21">Continual Professional Development<text:line-break/><text:span text:style-name="T21">Professional Bodies often provide qualification</text:span><text:span text:style-name="T26">s, trainings and the latest resources</text:span><text:span text:style-name="T21"> </text:span><text:span text:style-name="T26">t</text:span><text:span text:style-name="T21">hat </text:span><text:span text:style-name="T26">will</text:span><text:span text:style-name="T21"> elevate the </text:span><text:span text:style-name="T28">member’s</text:span><text:span text:style-name="T21"> professional status.<text:line-break/></text:span><text:span text:style-name="T13">N</text:span><text:span text:style-name="T28">etworking through the organisation can provide wider </text:span><text:span text:style-name="T13">employment</text:span><text:span text:style-name="T28"> opportunities as well.</text:span></text:p>
        </text:list-item>
        <text:list-item>
          <text:p text:style-name="P21">Research and Industry News<text:line-break/><text:span text:style-name="T28">Access to newsletters and the latest research, sometimes f</text:span><text:span text:style-name="T29">ounded by</text:span><text:span text:style-name="T28"> the organisation </text:span><text:span text:style-name="T29">itself</text:span><text:span text:style-name="T28">, will provide a </text:span><text:span text:style-name="T29">good perk</text:span><text:span text:style-name="T28"> to the members.</text:span><text:line-break/><text:span text:style-name="T28">Events tend to include talks and updates on relevant topics.</text:span></text:p>
        </text:list-item>
        <text:list-item>
          <text:p text:style-name="P24">Advocacy and Representation<text:line-break/><text:span text:style-name="T20">Organisations are more effective than individuals to generate or influence government and investors. </text:span></text:p>
        </text:list-item>
      </text:list>
      <text:p text:style-name="P4"/>
      <text:p text:style-name="P5"/>
      <text:p text:style-name="P5"/>
      <text:p text:style-name="P2">The Benefits of Professional Body Membership for an Organisation</text:p>
      <text:list xml:id="list2609684549" text:style-name="WWNum4">
        <text:list-item>
          <text:p text:style-name="P27"><text:span text:style-name="T4">Credibility and Quality Marque<text:line-break/></text:span><text:span text:style-name="T5">Chartered status, for example, is recognised all over the world and is reserved to organisations with notorious achievements and stable financial position that represent a field not covered by other professional bodies.<text:line-break/></text:span><text:span text:style-name="T6">Organisations that hold membership status indicate commitment to industry standards </text:span><text:span text:style-name="T7">increasing reputation between clients and other organisations.</text:span></text:p>
        </text:list-item>
        <text:list-item>
          <text:p text:style-name="P26">Networking and Recruitment<text:line-break/><text:span text:style-name="T26">Some organisations offer job boards and mentoring program</text:span><text:span text:style-name="T27">me</text:span><text:span text:style-name="T26">s, giving access to recruit</text:span><text:span text:style-name="T27">ment</text:span><text:span text:style-name="T26"> opportunities </text:span><text:span text:style-name="T27">and assisting employers in finding </text:span><text:span text:style-name="T26">the </text:span><text:span text:style-name="T27">most</text:span><text:span text:style-name="T26"> suitable talent. </text:span></text:p>
        </text:list-item>
      </text:list>
      <text:p text:style-name="P5"/>
      <text:p text:style-name="P5"><text:soft-page-break/></text:p>
      <text:list xml:id="list105657443892083" text:continue-numbering="true" text:style-name="WWNum4">
        <text:list-item>
          <text:p text:style-name="P26">Training Resources and Certification<text:line-break/><text:span text:style-name="T14">Organisations that engage with their employees professional growth and development, will increase trust with clients and will be more attractive to </text:span><text:span text:style-name="T15">new</text:span><text:span text:style-name="T14"> candidates </text:span><text:span text:style-name="T15">and partners</text:span><text:span text:style-name="T14">. </text:span></text:p>
        </text:list-item>
        <text:list-item>
          <text:p text:style-name="P26">Research and Industry News<text:line-break/><text:span text:style-name="T30">Access to up to date resources and support is vital to keep the organisation stay ahead of the curve.</text:span></text:p>
        </text:list-item>
        <text:list-item>
          <text:p text:style-name="P25">A voice in the direction of the industry<text:line-break/><text:span text:style-name="T25">A</text:span><text:span text:style-name="T24">ccess to </text:span><text:span text:style-name="T25">the latest information and advances plus leadership</text:span><text:span text:style-name="T24"> can be a great asset </text:span><text:span text:style-name="T25">for organisations when combined, offering new perspectives that may not be available outside the membership.</text:span></text:p>
        </text:list-item>
      </text:list>
      <text:p text:style-name="P2"/>
      <text:p text:style-name="P5"/>
      <text:p text:style-name="P5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oft-page-break/><text:span text:style-name="T8">Sources:<text:line-break/></text:span></text:p>
      <text:p text:style-name="P29"><text:a xlink:type="simple" xlink:href="https://theweldinginstitute.com/What-is-Professional-Membership-of-Professional-Bodies/Institutions-FAQ" text:style-name="Internet_20_link" text:visited-style-name="Visited_20_Internet_20_Link"><text:span text:style-name="T8">The Welding Institute - What is Professional Membership of Professional Bodies</text:span></text:a><text:span text:style-name="T8"><text:line-break/></text:span><text:a xlink:type="simple" xlink:href="https://en.wikipedia.org/wiki/Professional_association" text:style-name="Internet_20_link" text:visited-style-name="Visited_20_Internet_20_Link"><text:span text:style-name="T9">Wikipedia - Professional association</text:span></text:a><text:span text:style-name="T8"><text:line-break/></text:span><text:a xlink:type="simple" xlink:href="https://memberwise.org.uk/the-benefits-of-being-a-member-of-a-professional-body/" text:style-name="Internet_20_link" text:visited-style-name="Visited_20_Internet_20_Link"><text:span text:style-name="T8">MemberWise - The benefits of being a member of a Professional Body</text:span></text:a><text:span text:style-name="T8"><text:line-break/></text:span><text:a xlink:type="simple" xlink:href="https://www.pearson.com/en-gb/further-education/insights-and-events/btec-blog/2021/09/six-benefits-of-professional-body-membership.html" text:style-name="Internet_20_link" text:visited-style-name="Visited_20_Internet_20_Link"><text:span text:style-name="T2">Pearson - Six benefits of professional body membership</text:span></text:a><text:span text:style-name="T1"><text:line-break/></text:span><text:a xlink:type="simple" xlink:href="https://www.ciob.org/company-membership#:~:text=Your%20association%20with%20a%20prestigious%20professional%20body,of%20best%20practice%2C%20ethical%20standards%20and%20professionalism." text:style-name="Internet_20_link" text:visited-style-name="Visited_20_Internet_20_Link"><text:span text:style-name="T3">CIOB - Company Membership: Chartered Membership</text:span></text:a><text:span text:style-name="T3"><text:line-break/></text:span><text:a xlink:type="simple" xlink:href="https://en.wikipedia.org/wiki/Professional_ethics" office:name="Wikipedia - Professional ethics" text:style-name="Internet_20_link" text:visited-style-name="Visited_20_Internet_20_Link"><text:span text:style-name="T3">Wikipedia - Professional ethics</text:span></text:a><text:span text:style-name="T3"><text:line-break/></text:span><text:a xlink:type="simple" xlink:href="https://www.bcs.org/membership-and-registrations/become-a-member/bcs-code-of-conduct/" text:style-name="Internet_20_link" text:visited-style-name="Visited_20_Internet_20_Link"><text:span text:style-name="T3">BCS Code of Conduct</text:span></text:a><text:span text:style-name="T3"><text:line-break/></text:span><text:a xlink:type="simple" xlink:href="https://www.ieee.org/about/corporate/governance/p7-8" text:style-name="Internet_20_link" text:visited-style-name="Visited_20_Internet_20_Link"><text:span text:style-name="T3">IEEE Code of Ethics </text:span></text:a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hard Bassett</meta:initial-creator>
    <meta:editing-cycles>27</meta:editing-cycles>
    <meta:creation-date>2023-04-26T15:38:00</meta:creation-date>
    <dc:date>2025-05-18T10:56:56.021000000</dc:date>
    <meta:generator>LibreOffice/7.1.3.2$Windows_X86_64 LibreOffice_project/47f78053abe362b9384784d31a6e56f8511eb1c1</meta:generator>
    <meta:editing-duration>PT41M52S</meta:editing-duration>
    <meta:document-statistic meta:table-count="0" meta:image-count="0" meta:object-count="0" meta:page-count="6" meta:paragraph-count="42" meta:word-count="979" meta:character-count="6766" meta:non-whitespace-character-count="5805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